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1.2925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989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5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8">
      <style:text-properties fo:font-weight="bold" style:font-weight-asian="bold" style:font-weight-complex="bold"/>
    </style:style>
    <style:style style:name="ce4" style:family="table-cell" style:parent-style-name="Default" style:data-style-name="N118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text-line-through-style="solid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order-left="0.0346in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style:direction="ltr" style:rotation-angle="90" style:rotation-align="bottom" style:vertical-align="middle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dash" draw:stroke-dash="Ultrafine_20_Dashe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tepper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2000 is high end of steps per seco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eps per se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333">
            <text:p>3.3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number-columns-repeated="1010"/>
        </table:table-row>
        <table:table-row table:style-name="ro1">
          <table:table-cell office:value-type="string">
            <text:p>steps per rev</text:p>
          </table:table-cell>
          <table:table-cell table:number-columns-repeated="13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rev per sec</text:p>
          </table:table-cell>
          <table:table-cell table:formula="of:=[.B8]/[.B9]" office:value-type="float" office:value="0.005">
            <text:p>0.005</text:p>
          </table:table-cell>
          <table:table-cell table:formula="of:=[.C8]/[.C9]" office:value-type="float" office:value="0.01">
            <text:p>0.01</text:p>
          </table:table-cell>
          <table:table-cell table:formula="of:=[.D8]/[.D9]" office:value-type="float" office:value="0.016665">
            <text:p>0.016665</text:p>
          </table:table-cell>
          <table:table-cell table:formula="of:=[.E8]/[.E9]" office:value-type="float" office:value="0.02">
            <text:p>0.02</text:p>
          </table:table-cell>
          <table:table-cell table:formula="of:=[.F8]/[.F9]" office:value-type="float" office:value="0.025">
            <text:p>0.025</text:p>
          </table:table-cell>
          <table:table-cell table:formula="of:=[.G8]/[.G9]" office:value-type="float" office:value="0.035">
            <text:p>0.035</text:p>
          </table:table-cell>
          <table:table-cell table:formula="of:=[.H8]/[.H9]" office:value-type="float" office:value="0.25">
            <text:p>0.25</text:p>
          </table:table-cell>
          <table:table-cell table:formula="of:=[.I8]/[.I9]" office:value-type="float" office:value="0.5">
            <text:p>0.5</text:p>
          </table:table-cell>
          <table:table-cell table:formula="of:=[.J8]/[.J9]" office:value-type="float" office:value="1.25">
            <text:p>1.25</text:p>
          </table:table-cell>
          <table:table-cell table:formula="of:=[.K8]/[.K9]" office:value-type="float" office:value="2.5">
            <text:p>2.5</text:p>
          </table:table-cell>
          <table:table-cell table:formula="of:=[.L8]/[.L9]" office:value-type="float" office:value="5">
            <text:p>5</text:p>
          </table:table-cell>
          <table:table-cell table:formula="of:=[.M8]/[.M9]" office:value-type="float" office:value="7.5">
            <text:p>7.5</text:p>
          </table:table-cell>
          <table:table-cell table:formula="of:=[.N8]/[.N9]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ev per min</text:p>
          </table:table-cell>
          <table:table-cell table:style-name="ce1" table:formula="of:=60*[.B10]" office:value-type="float" office:value="0.3">
            <text:p>0.3</text:p>
          </table:table-cell>
          <table:table-cell table:style-name="ce1" table:formula="of:=60*[.C10]" office:value-type="float" office:value="0.6">
            <text:p>0.6</text:p>
          </table:table-cell>
          <table:table-cell table:style-name="ce1" table:formula="of:=60*[.D10]" office:value-type="float" office:value="0.9999">
            <text:p>0.9999</text:p>
          </table:table-cell>
          <table:table-cell table:style-name="ce1" table:formula="of:=60*[.E10]" office:value-type="float" office:value="1.2">
            <text:p>1.2</text:p>
          </table:table-cell>
          <table:table-cell table:style-name="ce1" table:formula="of:=60*[.F10]" office:value-type="float" office:value="1.5">
            <text:p>1.5</text:p>
          </table:table-cell>
          <table:table-cell table:style-name="ce1" table:formula="of:=60*[.G10]" office:value-type="float" office:value="2.1">
            <text:p>2.1</text:p>
          </table:table-cell>
          <table:table-cell table:style-name="ce1" table:formula="of:=60*[.H10]" office:value-type="float" office:value="15">
            <text:p>15</text:p>
          </table:table-cell>
          <table:table-cell table:style-name="ce1" table:formula="of:=60*[.I10]" office:value-type="float" office:value="30">
            <text:p>30</text:p>
          </table:table-cell>
          <table:table-cell table:style-name="ce1" table:formula="of:=60*[.J10]" office:value-type="float" office:value="75">
            <text:p>75</text:p>
          </table:table-cell>
          <table:table-cell table:style-name="ce1" table:formula="of:=60*[.K10]" office:value-type="float" office:value="150">
            <text:p>150</text:p>
          </table:table-cell>
          <table:table-cell table:style-name="ce1" table:formula="of:=60*[.L10]" office:value-type="float" office:value="300">
            <text:p>300</text:p>
          </table:table-cell>
          <table:table-cell table:style-name="ce1" table:formula="of:=60*[.M10]" office:value-type="float" office:value="450">
            <text:p>450</text:p>
          </table:table-cell>
          <table:table-cell table:style-name="ce1" table:formula="of:=60*[.N10]" office:value-type="float" office:value="600">
            <text:p>600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>
            <text:p>steps per sec</text:p>
          </table:table-cell>
          <table:table-cell table:style-name="ce1" table:formula="of:=[.B11]*[.B9]/60" office:value-type="float" office:value="1">
            <text:p>1</text:p>
          </table:table-cell>
          <table:table-cell table:style-name="ce1" table:formula="of:=[.C11]*[.C9]/60" office:value-type="float" office:value="2">
            <text:p>2</text:p>
          </table:table-cell>
          <table:table-cell table:style-name="ce1" table:formula="of:=[.D11]*[.D9]/60" office:value-type="float" office:value="3.333">
            <text:p>3.333</text:p>
          </table:table-cell>
          <table:table-cell table:style-name="ce1" table:formula="of:=[.E11]*[.E9]/60" office:value-type="float" office:value="4">
            <text:p>4</text:p>
          </table:table-cell>
          <table:table-cell table:style-name="ce1" table:formula="of:=[.F11]*[.F9]/60" office:value-type="float" office:value="5">
            <text:p>5</text:p>
          </table:table-cell>
          <table:table-cell table:style-name="ce1" table:formula="of:=[.G11]*[.G9]/60" office:value-type="float" office:value="7">
            <text:p>7</text:p>
          </table:table-cell>
          <table:table-cell table:style-name="ce1" table:formula="of:=[.H11]*[.H9]/60" office:value-type="float" office:value="50">
            <text:p>50</text:p>
          </table:table-cell>
          <table:table-cell table:style-name="ce1" table:formula="of:=[.I11]*[.I9]/60" office:value-type="float" office:value="100">
            <text:p>100</text:p>
          </table:table-cell>
          <table:table-cell table:style-name="ce1" table:formula="of:=[.J11]*[.J9]/60" office:value-type="float" office:value="250">
            <text:p>250</text:p>
          </table:table-cell>
          <table:table-cell table:style-name="ce1" table:formula="of:=[.K11]*[.K9]/60" office:value-type="float" office:value="500">
            <text:p>500</text:p>
          </table:table-cell>
          <table:table-cell table:style-name="ce1" table:formula="of:=[.L11]*[.L9]/60" office:value-type="float" office:value="1000">
            <text:p>1000</text:p>
          </table:table-cell>
          <table:table-cell table:style-name="ce1" table:formula="of:=[.M11]*[.M9]/60" office:value-type="float" office:value="1500">
            <text:p>1500</text:p>
          </table:table-cell>
          <table:table-cell table:style-name="ce1" table:formula="of:=[.N11]*[.N9]/60" office:value-type="float" office:value="2000">
            <text:p>2000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>
            <text:p>millis per step</text:p>
          </table:table-cell>
          <table:table-cell table:style-name="ce2" table:formula="of:=1000/[.B12]" office:value-type="float" office:value="1000">
            <text:p>1000.000</text:p>
          </table:table-cell>
          <table:table-cell table:style-name="ce2" table:formula="of:=1000/[.C12]" office:value-type="float" office:value="500">
            <text:p>500.000</text:p>
          </table:table-cell>
          <table:table-cell table:style-name="ce2" table:formula="of:=1000/[.D12]" office:value-type="float" office:value="300.0300030003">
            <text:p>300.030</text:p>
          </table:table-cell>
          <table:table-cell table:style-name="ce2" table:formula="of:=1000/[.E12]" office:value-type="float" office:value="250">
            <text:p>250.000</text:p>
          </table:table-cell>
          <table:table-cell table:style-name="ce2" table:formula="of:=1000/[.F12]" office:value-type="float" office:value="200">
            <text:p>200.000</text:p>
          </table:table-cell>
          <table:table-cell table:style-name="ce2" table:formula="of:=1000/[.G12]" office:value-type="float" office:value="142.857142857143">
            <text:p>142.857</text:p>
          </table:table-cell>
          <table:table-cell table:style-name="ce2" table:formula="of:=1000/[.H12]" office:value-type="float" office:value="20">
            <text:p>20.000</text:p>
          </table:table-cell>
          <table:table-cell table:style-name="ce2" table:formula="of:=1000/[.I12]" office:value-type="float" office:value="10">
            <text:p>10.000</text:p>
          </table:table-cell>
          <table:table-cell table:style-name="ce2" table:formula="of:=1000/[.J12]" office:value-type="float" office:value="4">
            <text:p>4.000</text:p>
          </table:table-cell>
          <table:table-cell table:style-name="ce2" table:formula="of:=1000/[.K12]" office:value-type="float" office:value="2">
            <text:p>2.000</text:p>
          </table:table-cell>
          <table:table-cell table:style-name="ce2" table:formula="of:=1000/[.L12]" office:value-type="float" office:value="1">
            <text:p>1.000</text:p>
          </table:table-cell>
          <table:table-cell table:style-name="ce2" table:formula="of:=1000/[.M12]" office:value-type="float" office:value="0.666666666666667">
            <text:p>0.667</text:p>
          </table:table-cell>
          <table:table-cell table:style-name="ce2" table:formula="of:=1000/[.N12]" office:value-type="float" office:value="0.5">
            <text:p>0.500</text:p>
          </table:table-cell>
          <table:table-cell table:style-name="ce2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rp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ps</text:p>
          </table:table-cell>
          <table:table-cell table:style-name="ce4" table:formula="of:=[.B9]*[.B16]/60" office:value-type="float" office:value="3.33333333333333">
            <text:p>3.3</text:p>
          </table:table-cell>
          <table:table-cell table:style-name="ce4" table:formula="of:=[.C9]*[.C16]/60" office:value-type="float" office:value="6.66666666666667">
            <text:p>6.7</text:p>
          </table:table-cell>
          <table:table-cell table:style-name="ce4" table:formula="of:=[.D9]*[.D16]/60" office:value-type="float" office:value="10">
            <text:p>10.0</text:p>
          </table:table-cell>
          <table:table-cell table:style-name="ce4" table:formula="of:=[.E9]*[.E16]/60" office:value-type="float" office:value="13.3333333333333">
            <text:p>13.3</text:p>
          </table:table-cell>
          <table:table-cell table:style-name="ce4" table:formula="of:=[.F9]*[.F16]/60" office:value-type="float" office:value="16.6666666666667">
            <text:p>16.7</text:p>
          </table:table-cell>
          <table:table-cell table:style-name="ce4" table:formula="of:=[.G9]*[.G16]/60" office:value-type="float" office:value="33.3333333333333">
            <text:p>33.3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>
            <text:p>millis per step</text:p>
          </table:table-cell>
          <table:table-cell table:style-name="ce2" table:formula="of:=1000/[.B17]" office:value-type="float" office:value="300">
            <text:p>300.000</text:p>
          </table:table-cell>
          <table:table-cell table:style-name="ce2" table:formula="of:=1000/[.C17]" office:value-type="float" office:value="150">
            <text:p>150.000</text:p>
          </table:table-cell>
          <table:table-cell table:style-name="ce2" table:formula="of:=1000/[.D17]" office:value-type="float" office:value="100">
            <text:p>100.000</text:p>
          </table:table-cell>
          <table:table-cell table:style-name="ce2" table:formula="of:=1000/[.E17]" office:value-type="float" office:value="75">
            <text:p>75.000</text:p>
          </table:table-cell>
          <table:table-cell table:style-name="ce2" table:formula="of:=1000/[.F17]" office:value-type="float" office:value="60">
            <text:p>60.000</text:p>
          </table:table-cell>
          <table:table-cell table:style-name="ce2" table:formula="of:=1000/[.G17]" office:value-type="float" office:value="30">
            <text:p>30.00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steppers.N52" table:end-x="0.7508in" table:end-y="0.1496in" draw:z-index="0" draw:style-name="gr1" draw:text-style-name="P1" svg:width="11.7157in" svg:height="5.1453in" svg:x="0.7673in" svg:y="0.1606in">
              <draw:object draw:notify-on-update-of-ranges="steppers.B11:steppers.N11 steppers.A12:steppers.A12 steppers.B12:steppers.N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teppers.O48" table:end-x="0.3606in" table:end-y="0.0823in" draw:z-index="1" draw:style-name="gr1" draw:text-style-name="P1" svg:width="4.6083in" svg:height="2.4862in" svg:x="0.1976in" svg:y="0.0854in">
              <draw:object draw:notify-on-update-of-ranges="steppers.D11:steppers.G11 steppers.A12:steppers.A12 steppers.D12:steppers.G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</table:table>
      <table:table table:name="Sheet3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5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5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6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7" table:default-cell-style-name="ce7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7" office:value-type="string">
            <text:p>+max+1</text:p>
          </table:table-cell>
          <table:table-cell table:style-name="ce7"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6">
            <text:p>6</text:p>
          </table:table-cell>
          <table:table-cell table:style-name="ce7" table:formula="of:=IF([.B5]&gt;=0;[.B5];[.B5]+10)" office:value-type="float" office:value="6">
            <text:p>6</text:p>
          </table:table-cell>
          <table:table-cell table:style-name="ce7" table:formula="of:=IF([.$A5]&gt;=[.$C$1];[.$A5]-[.$C$1];9-[.$C$1]+[.$A5]+1)" office:value-type="float" office:value="6">
            <text:p>6</text:p>
          </table:table-cell>
          <table:table-cell table:style-name="ce7" table:formula="of:=IF([.$A5]&gt;=[.$C$1];[.$A5]-[.$C$1];9-([.$C$1]-[.$A5])+1)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5">
            <text:p>5</text:p>
          </table:table-cell>
          <table:table-cell table:style-name="ce7" table:formula="of:=IF([.B6]&gt;=0;[.B6];[.B6]+10)" office:value-type="float" office:value="5">
            <text:p>5</text:p>
          </table:table-cell>
          <table:table-cell table:style-name="ce7" table:formula="of:=IF([.$A6]&gt;=[.$C$1];[.$A6]-[.$C$1];9-[.$C$1]+[.$A6]+1)" office:value-type="float" office:value="5">
            <text:p>5</text:p>
          </table:table-cell>
          <table:table-cell table:style-name="ce7" table:formula="of:=IF([.$A6]&gt;=[.$C$1];[.$A6]-[.$C$1];9-([.$C$1]-[.$A6])+1)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4">
            <text:p>4</text:p>
          </table:table-cell>
          <table:table-cell table:style-name="ce7" table:formula="of:=IF([.B7]&gt;=0;[.B7];[.B7]+10)" office:value-type="float" office:value="4">
            <text:p>4</text:p>
          </table:table-cell>
          <table:table-cell table:style-name="ce7" table:formula="of:=IF([.$A7]&gt;=[.$C$1];[.$A7]-[.$C$1];9-[.$C$1]+[.$A7]+1)" office:value-type="float" office:value="4">
            <text:p>4</text:p>
          </table:table-cell>
          <table:table-cell table:style-name="ce7" table:formula="of:=IF([.$A7]&gt;=[.$C$1];[.$A7]-[.$C$1];9-([.$C$1]-[.$A7])+1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3">
            <text:p>3</text:p>
          </table:table-cell>
          <table:table-cell table:style-name="ce7" table:formula="of:=IF([.B8]&gt;=0;[.B8];[.B8]+10)" office:value-type="float" office:value="3">
            <text:p>3</text:p>
          </table:table-cell>
          <table:table-cell table:style-name="ce7" table:formula="of:=IF([.$A8]&gt;=[.$C$1];[.$A8]-[.$C$1];9-[.$C$1]+[.$A8]+1)" office:value-type="float" office:value="3">
            <text:p>3</text:p>
          </table:table-cell>
          <table:table-cell table:style-name="ce7" table:formula="of:=IF([.$A8]&gt;=[.$C$1];[.$A8]-[.$C$1];9-([.$C$1]-[.$A8])+1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2">
            <text:p>2</text:p>
          </table:table-cell>
          <table:table-cell table:style-name="ce7" table:formula="of:=IF([.B9]&gt;=0;[.B9];[.B9]+10)" office:value-type="float" office:value="2">
            <text:p>2</text:p>
          </table:table-cell>
          <table:table-cell table:style-name="ce7" table:formula="of:=IF([.$A9]&gt;=[.$C$1];[.$A9]-[.$C$1];9-[.$C$1]+[.$A9]+1)" office:value-type="float" office:value="2">
            <text:p>2</text:p>
          </table:table-cell>
          <table:table-cell table:style-name="ce7" table:formula="of:=IF([.$A9]&gt;=[.$C$1];[.$A9]-[.$C$1];9-([.$C$1]-[.$A9])+1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1">
            <text:p>1</text:p>
          </table:table-cell>
          <table:table-cell table:style-name="ce7" table:formula="of:=IF([.B10]&gt;=0;[.B10];[.B10]+10)" office:value-type="float" office:value="1">
            <text:p>1</text:p>
          </table:table-cell>
          <table:table-cell table:style-name="ce7" table:formula="of:=IF([.$A10]&gt;=[.$C$1];[.$A10]-[.$C$1];9-[.$C$1]+[.$A10]+1)" office:value-type="float" office:value="1">
            <text:p>1</text:p>
          </table:table-cell>
          <table:table-cell table:style-name="ce7" table:formula="of:=IF([.$A10]&gt;=[.$C$1];[.$A10]-[.$C$1];9-([.$C$1]-[.$A10])+1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0">
            <text:p>0</text:p>
          </table:table-cell>
          <table:table-cell table:style-name="ce7" table:formula="of:=IF([.B11]&gt;=0;[.B11];[.B11]+10)" office:value-type="float" office:value="0">
            <text:p>0</text:p>
          </table:table-cell>
          <table:table-cell table:style-name="ce7" table:formula="of:=IF([.$A11]&gt;=[.$C$1];[.$A11]-[.$C$1];9-[.$C$1]+[.$A11]+1)" office:value-type="float" office:value="0">
            <text:p>0</text:p>
          </table:table-cell>
          <table:table-cell table:style-name="ce7" table:formula="of:=IF([.$A11]&gt;=[.$C$1];[.$A11]-[.$C$1];9-([.$C$1]-[.$A11])+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-1">
            <text:p>-1</text:p>
          </table:table-cell>
          <table:table-cell table:style-name="ce7" table:formula="of:=IF([.B12]&gt;=0;[.B12];[.B12]+10)" office:value-type="float" office:value="9">
            <text:p>9</text:p>
          </table:table-cell>
          <table:table-cell table:style-name="ce7" table:formula="of:=IF([.$A12]&gt;=[.$C$1];[.$A12]-[.$C$1];9-[.$C$1]+[.$A12]+1)" office:value-type="float" office:value="9">
            <text:p>9</text:p>
          </table:table-cell>
          <table:table-cell table:style-name="ce7" table:formula="of:=IF([.$A12]&gt;=[.$C$1];[.$A12]-[.$C$1];9-([.$C$1]-[.$A12])+1)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-2">
            <text:p>-2</text:p>
          </table:table-cell>
          <table:table-cell table:style-name="ce7" table:formula="of:=IF([.B13]&gt;=0;[.B13];[.B13]+10)" office:value-type="float" office:value="8">
            <text:p>8</text:p>
          </table:table-cell>
          <table:table-cell table:style-name="ce7" table:formula="of:=IF([.$A13]&gt;=[.$C$1];[.$A13]-[.$C$1];9-[.$C$1]+[.$A13]+1)" office:value-type="float" office:value="8">
            <text:p>8</text:p>
          </table:table-cell>
          <table:table-cell table:style-name="ce7" table:formula="of:=IF([.$A13]&gt;=[.$C$1];[.$A13]-[.$C$1];9-([.$C$1]-[.$A13])+1)"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3">
            <text:p>-3</text:p>
          </table:table-cell>
          <table:table-cell table:style-name="ce7" table:formula="of:=IF([.B14]&gt;=0;[.B14];[.B14]+10)" office:value-type="float" office:value="7">
            <text:p>7</text:p>
          </table:table-cell>
          <table:table-cell table:style-name="ce7" table:formula="of:=IF([.$A14]&gt;=[.$C$1];[.$A14]-[.$C$1];9-[.$C$1]+[.$A14]+1)" office:value-type="float" office:value="7">
            <text:p>7</text:p>
          </table:table-cell>
          <table:table-cell table:style-name="ce7" table:formula="of:=IF([.$A14]&gt;=[.$C$1];[.$A14]-[.$C$1];9-([.$C$1]-[.$A14])+1)" office:value-type="float" office:value="7">
            <text:p>7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8" table:number-columns-repeated="16" table:default-cell-style-name="Default"/>
        <table:table-column table:style-name="co1" table:number-columns-repeated="4" table:default-cell-style-name="Default"/>
        <table:table-column table:style-name="co9" table:default-cell-style-name="ce8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3"/>
        </table:table-row>
        <table:table-row table:style-name="ro1">
          <table:table-cell office:value-type="string">
            <text:p>0 – success</text:p>
          </table:table-cell>
          <table:table-cell table:style-name="ce9" office:value-type="string" table:number-columns-spanned="3" table:number-rows-spanned="1">
            <text:p>byte count actually read</text:p>
          </table:table-cell>
          <table:covered-table-cell table:number-columns-repeated="2" table:style-name="ce7"/>
          <table:table-cell table:number-columns-repeated="23"/>
        </table:table-row>
        <table:table-row table:style-name="ro1">
          <table:table-cell office:value-type="string">
            <text:p>Neg → err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string">
            <text:p>DEVICE_QUERY</text:p>
          </table:table-cell>
          <table:table-cell office:value-type="string">
            <text:p>(0x30)</text:p>
          </table:table-cell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style-name="ce9" office:value-type="string" table:number-columns-spanned="2" table:number-rows-spanned="1">
            <text:p>-1 -&gt; err</text:p>
          </table:table-cell>
          <table:covered-table-cell/>
          <table:table-cell table:style-name="ce10" office:value-type="string" table:number-columns-spanned="2" table:number-rows-spanned="1">
            <text:p>err code</text:p>
          </table:table-cell>
          <table:covered-table-cell/>
          <table:table-cell table:number-columns-repeated="20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2">
          <table:table-cell table:number-columns-repeated="6"/>
          <table:table-cell table:style-name="ce16" office:value-type="string">
            <text:p>sign</text:p>
          </table:table-cell>
          <table:table-cell table:number-columns-repeated="17"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3"/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8"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3"/>
          <table:table-cell table:style-name="ce13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ndle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6" table:style-name="ce19" office:value-type="string">
            <text:p>a</text:p>
          </table:table-cell>
          <table:table-cell table:number-columns-repeated="7" table:style-name="ce19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5"/>
          <table:table-cell table:style-name="ce15"/>
          <table:table-cell table:number-columns-repeated="18"/>
          <table:table-cell office:value-type="float" office:value="1">
            <text:p>1</text:p>
          </table:table-cell>
          <table:table-cell office:value-type="string">
            <text:p>DEVICE_RESPONSE</text:p>
          </table:table-cell>
          <table:table-cell office:value-type="string">
            <text:p>(0x31)</text:p>
          </table:table-cell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 table:style-name="ce18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8"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13"/>
          <table:table-cell table:number-columns-repeated="18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number-columns-repeated="6" table:style-name="ce19" office:value-type="string">
            <text:p>a</text:p>
          </table:table-cell>
          <table:table-cell table:number-columns-repeated="7" table:style-name="ce19" office:value-type="string">
            <text:p>b</text:p>
          </table:table-cell>
          <table:table-cell/>
          <table:table-cell office:value-type="float" office:value="8191">
            <text:p>819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6" table:style-name="ce19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9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3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style-name="ce12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number-columns-repeated="6" table:style-name="ce18" office:value-type="string">
            <text:p>a</text:p>
          </table:table-cell>
          <table:table-cell table:number-columns-repeated="7" table:style-name="ce18" office:value-type="string">
            <text:p>b</text:p>
          </table:table-cell>
          <table:table-cell/>
          <table:table-cell office:value-type="float" office:value="-8192">
            <text:p>-819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  <table:table-cell table:number-columns-repeated="4"/>
        </table:table-row>
        <table:table-row table:style-name="ro1" table:number-rows-repeated="10485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ase 64" table:style-name="ta1" table:print="false">
        <table:table-column table:style-name="co1" table:default-cell-style-name="ce7"/>
        <table:table-column table:style-name="co8" table:default-cell-style-name="ce7"/>
        <table:table-column table:style-name="co1" table:number-columns-repeated="2" table:default-cell-style-name="ce7"/>
        <table:table-row table:style-name="ro1">
          <table:table-cell table:number-columns-repeated="4"/>
        </table:table-row>
        <table:table-row table:style-name="ro1">
          <table:table-cell office:value-type="string">
            <text:p>plainLen</text:p>
          </table:table-cell>
          <table:table-cell/>
          <table:table-cell office:value-type="string">
            <text:p>enc_len</text:p>
          </table:table-cell>
          <table:table-cell office:value-type="string">
            <text:p>dwj enc l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QUOTIENT([.A4] + 2 -(MOD(([.A4] + 2);3));3) * 4" office:value-type="float" office:value="0">
            <text:p>0</text:p>
          </table:table-cell>
          <table:table-cell table:formula="of:=1+(QUOTIENT([.A4]+2;3)*4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QUOTIENT([.A5] + 2 -(MOD(([.A5] + 2);3));3) * 4" office:value-type="float" office:value="4">
            <text:p>4</text:p>
          </table:table-cell>
          <table:table-cell table:formula="of:=1+(QUOTIENT([.A5]+2;3)*4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QUOTIENT([.A6] + 2 -(MOD(([.A6] + 2);3));3) * 4" office:value-type="float" office:value="4">
            <text:p>4</text:p>
          </table:table-cell>
          <table:table-cell table:formula="of:=1+(QUOTIENT([.A6]+2;3)*4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QUOTIENT([.A7] + 2 -(MOD(([.A7] + 2);3));3) * 4" office:value-type="float" office:value="4">
            <text:p>4</text:p>
          </table:table-cell>
          <table:table-cell table:formula="of:=1+(QUOTIENT([.A7]+2;3)*4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QUOTIENT([.A8] + 2 -(MOD(([.A8] + 2);3));3) * 4" office:value-type="float" office:value="8">
            <text:p>8</text:p>
          </table:table-cell>
          <table:table-cell table:formula="of:=1+(QUOTIENT([.A8]+2;3)*4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QUOTIENT([.A9] + 2 -(MOD(([.A9] + 2);3));3) * 4" office:value-type="float" office:value="8">
            <text:p>8</text:p>
          </table:table-cell>
          <table:table-cell table:formula="of:=1+(QUOTIENT([.A9]+2;3)*4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QUOTIENT([.A10] + 2 -(MOD(([.A10] + 2);3));3) * 4" office:value-type="float" office:value="8">
            <text:p>8</text:p>
          </table:table-cell>
          <table:table-cell table:formula="of:=1+(QUOTIENT([.A10]+2;3)*4)"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QUOTIENT([.A11] + 2 -(MOD(([.A11] + 2);3));3) * 4" office:value-type="float" office:value="12">
            <text:p>12</text:p>
          </table:table-cell>
          <table:table-cell table:formula="of:=1+(QUOTIENT([.A11]+2;3)*4)"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QUOTIENT([.A12] + 2 -(MOD(([.A12] + 2);3));3) * 4" office:value-type="float" office:value="12">
            <text:p>12</text:p>
          </table:table-cell>
          <table:table-cell table:formula="of:=1+(QUOTIENT([.A12]+2;3)*4)"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QUOTIENT([.A13] + 2 -(MOD(([.A13] + 2);3));3) * 4" office:value-type="float" office:value="12">
            <text:p>12</text:p>
          </table:table-cell>
          <table:table-cell table:formula="of:=1+(QUOTIENT([.A13]+2;3)*4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QUOTIENT([.A14] + 2 -(MOD(([.A14] + 2);3));3) * 4" office:value-type="float" office:value="16">
            <text:p>16</text:p>
          </table:table-cell>
          <table:table-cell table:formula="of:=1+(QUOTIENT([.A14]+2;3)*4)" office:value-type="float" office:value="17">
            <text:p>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QUOTIENT([.A15] + 2 -(MOD(([.A15] + 2);3));3) * 4" office:value-type="float" office:value="16">
            <text:p>16</text:p>
          </table:table-cell>
          <table:table-cell table:formula="of:=1+(QUOTIENT([.A15]+2;3)*4)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QUOTIENT([.A16] + 2 -(MOD(([.A16] + 2);3));3) * 4" office:value-type="float" office:value="16">
            <text:p>16</text:p>
          </table:table-cell>
          <table:table-cell table:formula="of:=1+(QUOTIENT([.A16]+2;3)*4)"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QUOTIENT([.A17] + 2 -(MOD(([.A17] + 2);3));3) * 4" office:value-type="float" office:value="20">
            <text:p>20</text:p>
          </table:table-cell>
          <table:table-cell table:formula="of:=1+(QUOTIENT([.A17]+2;3)*4)"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QUOTIENT([.A18] + 2 -(MOD(([.A18] + 2);3));3) * 4" office:value-type="float" office:value="20">
            <text:p>20</text:p>
          </table:table-cell>
          <table:table-cell table:formula="of:=1+(QUOTIENT([.A18]+2;3)*4)" office:value-type="float" office:value="21">
            <text:p>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QUOTIENT([.A19] + 2 -(MOD(([.A19] + 2);3));3) * 4" office:value-type="float" office:value="20">
            <text:p>20</text:p>
          </table:table-cell>
          <table:table-cell table:formula="of:=1+(QUOTIENT([.A19]+2;3)*4)" office:value-type="float" office:value="21">
            <text:p>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QUOTIENT([.A20] + 2 -(MOD(([.A20] + 2);3));3) * 4" office:value-type="float" office:value="24">
            <text:p>24</text:p>
          </table:table-cell>
          <table:table-cell table:formula="of:=1+(QUOTIENT([.A20]+2;3)*4)" office:value-type="float" office:value="25">
            <text:p>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QUOTIENT([.A21] + 2 -(MOD(([.A21] + 2);3));3) * 4" office:value-type="float" office:value="24">
            <text:p>24</text:p>
          </table:table-cell>
          <table:table-cell table:formula="of:=1+(QUOTIENT([.A21]+2;3)*4)" office:value-type="float" office:value="25">
            <text:p>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QUOTIENT([.A22] + 2 -(MOD(([.A22] + 2);3));3) * 4" office:value-type="float" office:value="24">
            <text:p>24</text:p>
          </table:table-cell>
          <table:table-cell table:formula="of:=1+(QUOTIENT([.A22]+2;3)*4)" office:value-type="float" office:value="25">
            <text:p>25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1/05/2016</text:date>, <text:time>08:3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6-01-05T08:33:53.65</dc:date>
    <dc:creator>Doug Johnson</dc:creator>
    <meta:editing-duration>P1DT20H7M15S</meta:editing-duration>
    <meta:editing-cycles>17</meta:editing-cycles>
    <meta:generator>OpenOffice/4.1.1$Win32 OpenOffice.org_project/411m6$Build-9775</meta:generator>
    <meta:document-statistic meta:table-count="6" meta:cell-count="8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>
        <chart:label-separator>
          <text:p>, </text:p>
        </chart:label-separator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59cm" svg:height="13.07cm" xlink:href=".." xlink:type="simple" chart:class="chart:scatter" chart:style-name="ch1">
        <chart:legend svg:x="5.187cm" svg:y="3.765cm" style:legend-expansion="custom" chartooo:width="3.224cm" chartooo:height="0.624cm" style:legend-expansion-aspect-ratio="5.16666666666667" chart:style-name="ch2"/>
        <chart:plot-area chart:style-name="ch3" table:cell-range-address="steppers.B11:steppers.N12 steppers.A12:steppers.A12" chart:data-source-has-labels="column" svg:x="1.633cm" svg:y="1.179cm" svg:width="23.502cm" svg:height="10.622cm">
          <chartooo:coordinate-region svg:x="2.625cm" svg:y="1.391cm" svg:width="22.23cm" svg:height="9.737cm"/>
          <chart:axis chart:dimension="x" chart:name="primary-x" chart:style-name="ch4">
            <chart:title svg:x="12.983cm" svg:y="12.063cm" chart:style-name="ch5">
              <text:p>RPM</text:p>
            </chart:title>
          </chart:axis>
          <chart:axis chart:dimension="y" chart:name="primary-y" chart:style-name="ch6">
            <chart:title svg:x="0.451cm" svg:y="7.553cm" chart:style-name="ch7">
              <text:p>Steps/second</text:p>
            </chart:title>
            <chart:grid chart:style-name="ch8" chart:class="major"/>
          </chart:axis>
          <chart:series chart:style-name="ch9" chart:values-cell-range-address="steppers.B12:steppers.N12" chart:label-cell-address="steppers.A12:steppers.A12" chart:class="chart:scatter">
            <chart:domain table:cell-range-address="steppers.B11:steppers.N11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steppers.B11:steppers.N11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9999">
                <text:p>0.9999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450">
                <text:p>4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steps per sec</text:p>
                <draw:g>
                  <svg:desc>steppers.A12:steppers.A12</svg:desc>
                </draw:g>
              </table:table-cell>
              <table:table-cell office:value-type="float" office:value="1">
                <text:p>1</text:p>
                <draw:g>
                  <svg:desc>steppers.B12:steppers.N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.333">
                <text:p>3.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06cm" svg:height="6.316cm" xlink:href=".." xlink:type="simple" chart:class="chart:scatter" chart:style-name="ch1">
        <chart:plot-area chart:style-name="ch2" table:cell-range-address="steppers.D11:steppers.G12 steppers.A12:steppers.A12" chart:data-source-has-labels="column" svg:x="1.272cm" svg:y="0.639cm" svg:width="9.966cm" svg:height="4.543cm">
          <chartooo:coordinate-region svg:x="1.708cm" svg:y="0.851cm" svg:width="9.29cm" svg:height="3.658cm"/>
          <chart:axis chart:dimension="x" chart:name="primary-x" chart:style-name="ch3">
            <chart:title svg:x="5.854cm" svg:y="5.309cm" chart:style-name="ch4">
              <text:p>RPM</text:p>
            </chart:title>
          </chart:axis>
          <chart:axis chart:dimension="y" chart:name="primary-y" chart:style-name="ch3">
            <chart:title svg:x="0.451cm" svg:y="4.237cm" chart:style-name="ch5">
              <text:p>steps per second</text:p>
            </chart:title>
            <chart:grid chart:style-name="ch6" chart:class="major"/>
          </chart:axis>
          <chart:series chart:style-name="ch7" chart:values-cell-range-address="steppers.D12:steppers.G12" chart:label-cell-address="steppers.A12:steppers.A12" chart:class="chart:scatter">
            <chart:domain table:cell-range-address="steppers.D11:steppers.G11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9999">
                <text:p>0.9999</text:p>
                <draw:g>
                  <svg:desc>steppers.D11:steppers.G11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steps per sec</text:p>
                <draw:g>
                  <svg:desc>steppers.A12:steppers.A12</svg:desc>
                </draw:g>
              </table:table-cell>
              <table:table-cell office:value-type="float" office:value="3.333">
                <text:p>3.333</text:p>
                <draw:g>
                  <svg:desc>steppers.D12:steppers.G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